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ee19"/>
    </style:style>
    <style:style style:name="P2" style:family="paragraph" style:parent-style-name="Standard">
      <style:text-properties officeooo:rsid="000eee19" officeooo:paragraph-rsid="000eee19"/>
    </style:style>
    <style:style style:name="P3" style:family="paragraph" style:parent-style-name="Standard" style:list-style-name="L1">
      <style:text-properties officeooo:rsid="000eee19" officeooo:paragraph-rsid="000eee19"/>
    </style:style>
    <style:style style:name="P4" style:family="paragraph" style:parent-style-name="Standard">
      <style:text-properties officeooo:rsid="000eee19" officeooo:paragraph-rsid="00101c36"/>
    </style:style>
    <style:style style:name="P5" style:family="paragraph" style:parent-style-name="Standard" style:list-style-name="L1">
      <style:text-properties officeooo:rsid="00101c36" officeooo:paragraph-rsid="00101c36"/>
    </style:style>
    <style:style style:name="P6" style:family="paragraph" style:parent-style-name="Standard">
      <style:text-properties officeooo:rsid="00101c36" officeooo:paragraph-rsid="00101c36"/>
    </style:style>
    <style:style style:name="T1" style:family="text">
      <style:text-properties officeooo:rsid="00101c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stom:</text:p>
      <text:p text:style-name="P2">Original, thoughtful storytelling for your brand.</text:p>
      <text:p text:style-name="P2"/>
      <text:p text:style-name="P2">Compact:</text:p>
      <text:p text:style-name="P2">Get to the short of it with professional online videos.</text:p>
      <text:p text:style-name="P2"/>
      <text:p text:style-name="P2">Video:</text:p>
      <text:p text:style-name="P2">Media production - from consultation to final delivery.</text:p>
      <text:p text:style-name="P2"/>
      <text:p text:style-name="P2"/>
      <text:p text:style-name="P2"/>
      <text:p text:style-name="P2"/>
      <text:p text:style-name="P2"/>
      <text:p text:style-name="P2"/>
      <text:p text:style-name="P2">Services:</text:p>
      <text:p text:style-name="P4"><text:span text:style-name="T1">Our background in documentary production allows us to deliver personalized, compelling video stories.</text:span></text:p>
      <text:list xml:id="list6374795048052567501" text:style-name="L1">
        <text:list-item>
          <text:p text:style-name="P3">Consultation &amp; Scripting</text:p>
        </text:list-item>
        <text:list-item>
          <text:p text:style-name="P3"><text:span text:style-name="T1">Documentary </text:span>Production</text:p>
        </text:list-item>
        <text:list-item>
          <text:p text:style-name="P5">Professional Editing</text:p>
        </text:list-item>
        <text:list-item>
          <text:p text:style-name="P5">Full Service Graphics</text:p>
        </text:list-item>
        <text:list-item>
          <text:p text:style-name="P5">Custom Composed Music</text:p>
        </text:list-item>
        <text:list-item>
          <text:p text:style-name="P5">Final File Delivery</text:p>
        </text:list-item>
      </text:list>
      <text:p text:style-name="P4">We work with you to refine your message - from preliminary consultation to final <text:span text:style-name="T1">file </text:span>delivery.</text:p>
      <text:list xml:id="list202938327350735" text:continue-numbering="true" text:style-name="L1">
        <text:list-header>
          <text:p text:style-name="P5"/>
        </text:list-header>
      </text:list>
      <text:p text:style-name="P6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0:04:52.372563000</meta:creation-date>
    <dc:date>2015-02-12T20:29:37.865670000</dc:date>
    <meta:editing-duration>PT9M35S</meta:editing-duration>
    <meta:editing-cycles>1</meta:editing-cycles>
    <meta:document-statistic meta:table-count="0" meta:image-count="0" meta:object-count="0" meta:page-count="1" meta:paragraph-count="16" meta:word-count="80" meta:character-count="519" meta:non-whitespace-character-count="461"/>
    <meta:generator>LibreOffice/4.3.5.2$MacOSX_X86_64 LibreOffice_project/3a87456aaa6a95c63eea1c1b3201acedf0751bd5</meta:generator>
  </office:meta>
</office:document-meta>
</file>